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routine_join"/><text:a xlink:type="simple" xlink:href="https://docs.perl6.org/type/List#___top" text:style-name="Internet_20_link" text:visited-style-name="Visited_20_Internet_20_Link">routine join</text:a></text:h>
      <text:p text:style-name="Text_20_body">Defined as:</text:p>
      <text:p text:style-name="Preformatted_20_Text">sub    join($separator, *@list --&gt; Str:D)</text:p>
      <text:p text:style-name="P1">method join(List:D: $separator --&gt; Str:D)</text:p>
      <text:p text:style-name="Text_20_body">Treats the elements of the list as strings, interleaves them with <text:span text:style-name="Source_20_Text">$separator</text:span> and concatenates everything into a single string.</text:p>
      <text:p text:style-name="Text_20_body">Example:</text:p>
      <text:p text:style-name="P1">join ', ', &lt;a b c&gt;;             # RESULT: «a, b, c» </text:p>
      <text:p text:style-name="Text_20_body">Note that the method form does not flatten sublists:</text:p>
      <text:p text:style-name="P1">say (1, &lt;a b c&gt;).join('|');     # OUTPUT: «1|a b c␤»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8:59:30.161070448</meta:creation-date>
    <dc:date>2018-05-27T19:00:48.591611953</dc:date>
    <meta:editing-duration>PT1M18S</meta:editing-duration>
    <meta:editing-cycles>1</meta:editing-cycles>
    <meta:document-statistic meta:table-count="0" meta:image-count="0" meta:object-count="0" meta:page-count="1" meta:paragraph-count="9" meta:word-count="66" meta:character-count="396" meta:non-whitespace-character-count="320"/>
    <meta:generator>LibreOffice/6.0.3.2$Linux_X86_64 LibreOffice_project/00$Build-2</meta:generator>
  </office:meta>
</office:document-meta>
</file>